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8.593cm" fo:min-width="25.3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956cm" fo:min-width="7.80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067cm" fo:min-width="2.04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067cm" fo:min-width="2.04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1.083cm" fo:min-width="7.80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5.385cm" fo:min-width="16.18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4.512cm" fo:min-width="0.69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4.512cm" fo:min-width="0.563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4.496cm" fo:min-width="0.6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5.893cm" fo:min-width="16.184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845cm" fo:min-width="15.934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956cm" fo:min-width="1.047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956cm" fo:min-width="13.93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0.432cm" fo:min-width="15.934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2.21cm" fo:min-width="0.436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94cm" fo:min-width="0.436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2.21cm" fo:min-width="7.802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32cm" fo:min-width="0.921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32cm" fo:min-width="0.922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32cm" fo:min-width="4.377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4.877cm" fo:min-width="7.80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5.004cm" fo:min-width="24.82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1.321cm" fo:min-width="24.57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48cm" fo:min-width="14.00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48cm" fo:min-width="4.45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top" draw:auto-grow-height="false" fo:min-height="0.559cm" fo:min-width="24.5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32cm" fo:min-width="3.357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40" draw:marker-start-width="0.321cm" draw:marker-end-width="0.321cm" draw:fill="none" draw:opacity="100%" draw:textarea-horizontal-align="justify" draw:textarea-vertical-align="middle" draw:auto-grow-height="false" fo:min-height="0.432cm" fo:min-width="2.341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8.923cm" svg:x="1cm" svg:y="1cm"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382cm" svg:height="2.286cm" svg:x="1.254cm" svg:y="1.889cm">
          <text:p text:style-name="P1"><text:span text:style-name="T1">RSA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27cm" svg:height="1.397cm" svg:x="1.379cm" svg:y="2.651cm">
          <text:p text:style-name="P1"><text:span text:style-name="T1">Publi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28cm" svg:height="1.397cm" svg:x="4.131cm" svg:y="2.651cm">
          <text:p text:style-name="P1"><text:span text:style-name="T1">Priv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27cm" svg:height="1.397cm" svg:x="6.884cm" svg:y="2.651cm">
          <text:p text:style-name="P1"><text:span text:style-name="T1">DER</text:span></text:p>
          <text:p text:style-name="P1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382cm" svg:height="1.413cm" svg:x="1.254cm" svg:y="4.379cm">
          <text:p text:style-name="P1"><text:span text:style-name="T1">Inbound Socket</text:span></text:p>
          <text:p text:style-name="P1"><text:span text:style-name="T1">(Abstractor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764cm" svg:height="5.715cm" svg:x="9.89cm" svg:y="1.889cm">
          <text:p text:style-name="P1"><text:span text:style-name="T1">k-Bucke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9.796cm" svg:y="2.63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25.257cm" svg:y="2.635cm">
          <text:p text:style-name="P1"><text:span text:style-name="T1">τ-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23.86cm" svg:y="2.635cm">
          <text:p text:style-name="P1"><text:span text:style-name="T1">τ-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22.463cm" svg:y="2.635cm">
          <text:p text:style-name="P1"><text:span text:style-name="T1">τ-3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43cm" svg:height="4.842cm" svg:x="21.193cm" svg:y="2.63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4.826cm" svg:x="12.811cm" svg:y="2.65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1.414cm" svg:y="2.63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4.208cm" svg:y="2.63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5.605cm" svg:y="2.63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7.002cm" svg:y="2.63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8.399cm" svg:y="2.63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4.842cm" svg:x="10.017cm" svg:y="2.63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6.764cm" svg:height="6.223cm" svg:x="9.89cm" svg:y="7.858cm">
          <text:p text:style-name="P1"><text:span text:style-name="T1">Stored 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514cm" svg:height="2.175cm" svg:x="10.015cm" svg:y="8.604cm">
          <text:p text:style-name="P1"><text:span text:style-name="T1">Associ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27cm" svg:height="1.286cm" svg:x="10.14cm" svg:y="9.382cm">
          <text:p text:style-name="P1"><text:span text:style-name="T1">Key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4.512cm" svg:height="1.286cm" svg:x="11.892cm" svg:y="9.382cm">
          <text:p text:style-name="P1"><text:span text:style-name="T1">Data/Meta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514cm" svg:height="2.175cm" svg:x="10.015cm" svg:y="10.906cm">
          <text:p text:style-name="P1"><text:span text:style-name="T1">Associ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27cm" svg:height="1.286cm" svg:x="10.14cm" svg:y="11.684cm">
          <text:p text:style-name="P1"><text:span text:style-name="T1">Key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4.512cm" svg:height="1.286cm" svg:x="11.892cm" svg:y="11.684cm">
          <text:p text:style-name="P1"><text:span text:style-name="T1">Data/Meta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6.514cm" svg:height="0.762cm" svg:x="10.015cm" svg:y="13.19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0.144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.016cm" svg:height="2.54cm" svg:x="11.541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1.541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2.938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2.938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4.335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4.335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5.732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5.732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7.129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7.129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8.526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8.526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19.923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19.923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22.59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22.59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23.987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23.987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016cm" svg:height="2.54cm" svg:x="25.384cm" svg:y="3.413cm">
          <text:p text:style-name="P1"><text:span text:style-name="T1">p</text:span></text:p>
          <text:p text:style-name="P1"><text:span text:style-name="T1">e</text:span></text:p>
          <text:p text:style-name="P1"><text:span text:style-name="T1">e</text:span></text:p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.016cm" svg:height="1.27cm" svg:x="25.384cm" svg:y="6.0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.382cm" svg:height="2.54cm" svg:x="1.254cm" svg:y="6.08cm">
          <text:p text:style-name="P1"><text:span text:style-name="T1">Subnet Descriptor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501cm" svg:height="0.762cm" svg:x="1.379cm" svg:y="6.84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502cm" svg:height="0.762cm" svg:x="3.005cm" svg:y="6.842cm">
          <text:p text:style-name="P1"><text:span text:style-name="T1">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501cm" svg:height="0.762cm" svg:x="4.632cm" svg:y="6.842cm">
          <text:p text:style-name="P1"><text:span text:style-name="T1">τ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501cm" svg:height="0.762cm" svg:x="6.258cm" svg:y="6.842cm">
          <text:p text:style-name="P1"><text:span text:style-name="T1">β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501cm" svg:height="0.762cm" svg:x="7.885cm" svg:y="6.842cm">
          <text:p text:style-name="P1"><text:span text:style-name="T1">ℓ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957cm" svg:height="0.762cm" svg:x="4.429cm" svg:y="7.731cm">
          <text:p text:style-name="P1"><text:span text:style-name="T1">Description (str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8.382cm" svg:height="5.207cm" svg:x="1.254cm" svg:y="8.874cm">
          <text:p text:style-name="P1"><text:span text:style-name="T1">Seen SHOUTs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5.4cm" svg:height="5.334cm" svg:x="1.254cm" svg:y="14.284cm">
          <text:p text:style-name="P1"><text:span text:style-name="T1">Node Info Cach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5.15cm" svg:height="1.651cm" svg:x="1.379cm" svg:y="15.046cm"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4.586cm" svg:height="0.778cm" svg:x="1.506cm" svg:y="15.792cm">
          <text:p text:style-name="P1"><text:span text:style-name="T1">Public Key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16.217cm" svg:y="15.792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21.372cm" svg:y="15.792cm">
          <text:p text:style-name="P1"><text:span text:style-name="T1">Port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5.15cm" svg:height="1.651cm" svg:x="1.379cm" svg:y="16.824cm"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4.586cm" svg:height="0.778cm" svg:x="1.506cm" svg:y="17.57cm">
          <text:p text:style-name="P1"><text:span text:style-name="T1">Public Key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16.217cm" svg:y="17.57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5.03cm" svg:height="0.778cm" svg:x="21.372cm" svg:y="17.57cm">
          <text:p text:style-name="P1"><text:span text:style-name="T1">Port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5.15cm" svg:height="0.889cm" svg:x="1.379cm" svg:y="18.60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9.763cm">
          <text:p text:style-name="P1"><text:span text:style-name="T1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9.763cm">
          <text:p text:style-name="P1"><text:span text:style-name="T1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10.779cm">
          <text:p text:style-name="P1"><text:span text:style-name="T1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10.779cm">
          <text:p text:style-name="P1"><text:span text:style-name="T1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11.795cm">
          <text:p text:style-name="P1"><text:span text:style-name="T1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11.795cm">
          <text:p text:style-name="P1"><text:span text:style-name="T1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1.381cm" svg:y="12.811cm">
          <text:p text:style-name="P1"><text:span text:style-name="T1">Sign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3.937cm" svg:height="0.762cm" svg:x="5.572cm" svg:y="12.811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2.921cm" svg:height="0.762cm" svg:x="1.381cm" svg:y="7.731cm">
          <text:p text:style-name="P1"><text:span text:style-name="T1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5:36:16.084448687</meta:creation-date>
    <dc:date>2017-10-22T23:32:42.927350887</dc:date>
    <meta:editing-duration>PT3H49M24S</meta:editing-duration>
    <meta:editing-cycles>9</meta:editing-cycles>
    <meta:generator>LibreOffice/5.2.2.2$Linux_X86_64 LibreOffice_project/20m0$Build-2</meta:generator>
    <meta:document-statistic meta:object-count="75"/>
  </office:meta>
</office:document-meta>
</file>